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345b" officeooo:paragraph-rsid="0052236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fd2b7" officeooo:paragraph-rsid="0052236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2a9d4" officeooo:paragraph-rsid="0052a9d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6" style:family="paragraph" style:parent-style-name="Heading_20_1">
      <style:paragraph-properties fo:line-height="150%"/>
      <style:text-properties style:font-name="Liberation Sans" officeooo:paragraph-rsid="00522364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2a9d4" officeooo:paragraph-rsid="0052a9d4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12c74" officeooo:paragraph-rsid="00522364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fd2b7" officeooo:paragraph-rsid="00522364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2a9d4" officeooo:paragraph-rsid="0052a9d4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12c74" officeooo:paragraph-rsid="00522364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5ef79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Liberation Sans" fo:font-size="14pt" fo:font-weight="normal" officeooo:rsid="004e345b" officeooo:paragraph-rsid="0055ef79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0e298"/>
    </style:style>
    <style:style style:name="T6" style:family="text">
      <style:text-properties officeooo:rsid="0041a84b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normal" officeooo:rsid="004e7e54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officeooo:rsid="00522364"/>
    </style:style>
    <style:style style:name="T13" style:family="text">
      <style:text-properties officeooo:rsid="0054638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Objectif</text:span><text:span text:style-name="T7">s</text:span><text:span text:style-name="T11"> : </text:span><text:span text:style-name="T9">Comment additionner </text:span><text:span text:style-name="T10">de</text:span><text:span text:style-name="T9">s</text:span><text:span text:style-name="T10"> fractions ?</text:span></text:p>
      <text:h text:style-name="P6" text:outline-level="1">Déroulé</text:h>
      <text:list xml:id="list1085723242" text:style-name="L1">
        <text:list-item>
          <text:p text:style-name="P7">Rendu interro</text:p>
          <text:p text:style-name="P10">Correction dernier exercice (construction géométrie)</text:p>
        </text:list-item>
      </text:list>
      <text:p text:style-name="P4"/>
      <text:list xml:id="list222846727651482" text:continue-numbering="true" text:style-name="L1">
        <text:list-item>
          <text:p text:style-name="P8">Correction TaF</text:p>
          <text:p text:style-name="P11">ex. 23 p. 40 : écrire des fractions</text:p>
          <text:p text:style-name="P11">ex. 24 p. 40 : Fractions égales de dénominateurs différents</text:p>
        </text:list-item>
      </text:list>
      <text:p text:style-name="P3"/>
      <text:list xml:id="list222846389458824" text:continue-numbering="true" text:style-name="L1">
        <text:list-item>
          <text:p text:style-name="P8">Activité addition de fractions</text:p>
          <text:p text:style-name="P11">avec découpage des carrés restants de la dernière séance.</text:p>
          <text:p text:style-name="P9"/>
        </text:list-item>
        <text:list-item>
          <text:p text:style-name="P8">Institutionalisation des sommes de fractions</text:p>
        </text:list-item>
      </text:list>
      <text:p text:style-name="P2"/>
      <text:list xml:id="list222845396652281" text:continue-numbering="true" text:style-name="L1">
        <text:list-item>
          <text:p text:style-name="P8">TaF</text:p>
          <text:p text:style-name="P13">ex. 25 p. 40 : changement écriture : de la somme entier + fraction décimale à une seule fraction décimale plus grande que 1</text:p>
          <text:p text:style-name="P12">ex. 3<text:span text:style-name="T12">2</text:span> p. 40 : <text:span text:style-name="T12">décomposition </text:span><text:span text:style-name="T13">d’un nombre décimal en somme de fractions décimal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0e298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2</text:span><text:span text:style-name="MT6"> - </text:span><text:span text:style-name="MT4">0</text:span><text:span text:style-name="MT5">6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9T22:28:44.595495876</dc:date>
    <meta:editing-duration>PT10H14M11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3" meta:character-count="626" meta:non-whitespace-character-count="538"/>
  </office:meta>
</office:document-meta>
</file>